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4d2f0" officeooo:paragraph-rsid="0014d2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ombTheZomb</text:h>
      <text:p text:style-name="P1">BombTheZomb ist eine vereinfachte singelplayer survival Simulation. Es handelt sich hierbei um eine Mischung zwischen Bomber Man und einem Shooter. Der Player kann sich auf einem mit Zombies gefüllten Spielfeld bewegen und Bomben legen. Gleichzeitig versuchen die Zombies den Player zu erreichen und ihn zu töten. Der Player kann sich nur schützen indem er in Bewegung bleibt. Endgültig loswerden kann er die Zombies nur durch geschicktes legen von Bom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M40S</meta:editing-duration>
    <meta:editing-cycles>3</meta:editing-cycles>
    <meta:generator>LibreOffice/5.4.0.3$Windows_X86_64 LibreOffice_project/7556cbc6811c9d992f4064ab9287069087d7f62c</meta:generator>
    <dc:date>2017-11-25T02:09:51.303000000</dc:date>
    <dc:creator>Bela H. Böhnke</dc:creator>
    <meta:document-statistic meta:table-count="0" meta:image-count="0" meta:object-count="0" meta:page-count="1" meta:paragraph-count="2" meta:word-count="70" meta:character-count="467" meta:non-whitespace-character-count="399"/>
    <meta:user-defined meta:name="Info 1"/>
    <meta:user-defined meta:name="Info 2"/>
    <meta:user-defined meta:name="Info 3"/>
    <meta:user-defined meta:name="Info 4"/>
  </office:meta>
</office:document-meta>
</file>